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.4cm" loext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margin-top="0cm" fo:margin-bottom="0.4cm" loext:contextual-spacing="false" fo:text-align="center" style:justify-single-word="false"/>
      <style:text-properties fo:font-size="18pt" fo:font-weight="bold" officeooo:paragraph-rsid="001a02f9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margin-top="0cm" fo:margin-bottom="0.4cm" loext:contextual-spacing="false" fo:text-align="center" style:justify-single-word="false"/>
      <style:text-properties officeooo:paragraph-rsid="00198c28"/>
    </style:style>
    <style:style style:name="P5" style:family="paragraph" style:parent-style-name="Table_20_Contents">
      <style:paragraph-properties fo:margin-top="0cm" fo:margin-bottom="0.4cm" loext:contextual-spacing="false" fo:text-align="center" style:justify-single-word="false"/>
      <style:text-properties officeooo:paragraph-rsid="001a02f9"/>
    </style:style>
    <style:style style:name="T1" style:family="text">
      <style:text-properties officeooo:rsid="00198c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 table:style-name="TableLine94168157733376">
          <table:table-cell table:style-name="Tableau1.A1" office:value-type="string">
            <text:p text:style-name="P2"><text:database-display text:table-name="Feuille1" text:table-type="table" text:column-name="article" text:database-name="erreurs_wp">My Place</text:database-display></text:p>
            <text:p text:style-name="P1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  <table:table-cell table:style-name="Tableau1.B1" office:value-type="string">
            <text:p text:style-name="P3"><text:database-display text:table-name="Feuille1" text:table-type="table" text:column-name="article" text:database-name="erreurs_wp">My Place</text:database-display></text:p>
            <text:p text:style-name="P5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</table:table-row>
        <table:table-row table:style-name="TableLine94168157733376">
          <table:table-cell table:style-name="Tableau1.A2" office:value-type="string">
            <text:p text:style-name="P2"><text:database-display text:table-name="Feuille1" text:table-type="table" text:column-name="article" text:database-name="erreurs_wp">My Place</text:database-display></text:p>
            <text:p text:style-name="P1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  <table:table-cell table:style-name="Tableau1.B2" office:value-type="string">
            <text:p text:style-name="P3"><text:database-display text:table-name="Feuille1" text:table-type="table" text:column-name="article" text:database-name="erreurs_wp">My Place</text:database-display></text:p>
            <text:p text:style-name="P5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</table:table-row>
        <table:table-row table:style-name="TableLine94168157733376">
          <table:table-cell table:style-name="Tableau1.A2" office:value-type="string">
            <text:p text:style-name="P2"><text:database-display text:table-name="Feuille1" text:table-type="table" text:column-name="article" text:database-name="erreurs_wp">My Place</text:database-display></text:p>
            <text:p text:style-name="P1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  <table:table-cell table:style-name="Tableau1.B2" office:value-type="string">
            <text:p text:style-name="P3"><text:database-display text:table-name="Feuille1" text:table-type="table" text:column-name="article" text:database-name="erreurs_wp">My Place</text:database-display></text:p>
            <text:p text:style-name="P5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</table:table-row>
        <table:table-row table:style-name="TableLine94168157733376">
          <table:table-cell table:style-name="Tableau1.A2" office:value-type="string">
            <text:p text:style-name="P2"><text:database-display text:table-name="Feuille1" text:table-type="table" text:column-name="article" text:database-name="erreurs_wp">My Place</text:database-display></text:p>
            <text:p text:style-name="P1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  <table:table-cell table:style-name="Tableau1.B2" office:value-type="string">
            <text:p text:style-name="P3"><text:database-display text:table-name="Feuille1" text:table-type="table" text:column-name="article" text:database-name="erreurs_wp">My Place</text:database-display></text:p>
            <text:p text:style-name="P5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</table:table-row>
        <table:table-row table:style-name="TableLine94168157733376">
          <table:table-cell table:style-name="Tableau1.A2" office:value-type="string">
            <text:p text:style-name="P2"><text:database-display text:table-name="Feuille1" text:table-type="table" text:column-name="article" text:database-name="erreurs_wp">My Place</text:database-display></text:p>
            <text:p text:style-name="P1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  <table:table-cell table:style-name="Tableau1.B2" office:value-type="string">
            <text:p text:style-name="P3"><text:database-display text:table-name="Feuille1" text:table-type="table" text:column-name="article" text:database-name="erreurs_wp">My Place</text:database-display></text:p>
            <text:p text:style-name="P5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</table:table-row>
        <table:table-row table:style-name="TableLine94168157733376">
          <table:table-cell table:style-name="Tableau1.A2" office:value-type="string">
            <text:p text:style-name="P2"><text:database-display text:table-name="Feuille1" text:table-type="table" text:column-name="article" text:database-name="erreurs_wp">My Place</text:database-display></text:p>
            <text:p text:style-name="P1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  <table:table-cell table:style-name="Tableau1.B2" office:value-type="string">
            <text:p text:style-name="P3"><text:database-display text:table-name="Feuille1" text:table-type="table" text:column-name="article" text:database-name="erreurs_wp">My Place</text:database-display></text:p>
            <text:p text:style-name="P5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</table:table-row>
        <table:table-row table:style-name="TableLine94168157733376">
          <table:table-cell table:style-name="Tableau1.A2" office:value-type="string">
            <text:p text:style-name="P2"><text:database-display text:table-name="Feuille1" text:table-type="table" text:column-name="article" text:database-name="erreurs_wp">My Place</text:database-display></text:p>
            <text:p text:style-name="P1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  <table:table-cell table:style-name="Tableau1.B2" office:value-type="string">
            <text:p text:style-name="P3"><text:database-display text:table-name="Feuille1" text:table-type="table" text:column-name="article" text:database-name="erreurs_wp">My Place</text:database-display></text:p>
            <text:p text:style-name="P5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</table:table-row>
        <table:table-row table:style-name="TableLine94168157733376">
          <table:table-cell table:style-name="Tableau1.A2" office:value-type="string">
            <text:p text:style-name="P2"><text:database-display text:table-name="Feuille1" text:table-type="table" text:column-name="article" text:database-name="erreurs_wp">My Place</text:database-display></text:p>
            <text:p text:style-name="P1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  <table:table-cell table:style-name="Tableau1.B2" office:value-type="string">
            <text:p text:style-name="P3"><text:database-display text:table-name="Feuille1" text:table-type="table" text:column-name="article" text:database-name="erreurs_wp">My Place</text:database-display></text:p>
            <text:p text:style-name="P5"><text:database-display text:table-name="Feuille1" text:table-type="table" text:column-name="erreur" text:database-name="erreurs_wp">cette album</text:database-display><text:s/>--<text:span text:style-name="T1">&gt; </text:span><text:span text:style-name="T1"><text:database-display text:table-name="Feuille1" text:table-type="table" text:column-name="correction" text:database-name="erreurs_wp">cet album</text:database-display></text:span><text:span text:style-name="T1"><text:database-next text:table-name="Feuille1" text:table-type="table" text:condition="ooow:TRUE" text:database-name="erreurs_wp"/>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ylvain Machefert</meta:initial-creator>
    <meta:creation-date>2021-11-18T11:53:30.771926976</meta:creation-date>
    <dc:date>2021-11-18T13:13:28.164463141</dc:date>
    <dc:creator>Sylvain Machefert</dc:creator>
    <meta:editing-duration>PT1H3M34S</meta:editing-duration>
    <meta:editing-cycles>1</meta:editing-cycles>
    <meta:document-statistic meta:table-count="1" meta:image-count="0" meta:object-count="0" meta:page-count="2" meta:paragraph-count="32" meta:word-count="127" meta:character-count="529" meta:non-whitespace-character-count="450"/>
    <meta:generator>LibreOffice/6.4.7.2$Linux_X86_64 LibreOffice_project/40$Build-2</meta:generator>
  </office:meta>
</office:document-meta>
</file>